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88cm" svg:stroke-color="#000000" draw:stroke-linejoin="miter" draw:fill="solid" draw:fill-color="#dddddd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dddddd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0.404cm" fo:min-width="0.275cm" fo:padding-top="0.13cm" fo:padding-bottom="0.13cm" fo:padding-left="0.25cm" fo:padding-right="0.25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wrap"/>
      <style:paragraph-properties style:writing-mode="lr-tb"/>
    </style:style>
    <style:style style:name="gr6" style:family="graphic" style:parent-style-name="standard">
      <style:graphic-properties svg:stroke-width="0.04cm" svg:stroke-color="#000000" draw:marker-start-width="0.26cm" draw:marker-end-width="0.26cm" draw:fill="solid" draw:fill-color="#daedef" draw:textarea-vertical-align="middle" fo:padding-top="0.145cm" fo:padding-bottom="0.145cm" fo:padding-left="0.27cm" fo:padding-right="0.27cm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8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3.571cm" fo:min-width="1.982cm" fo:padding-top="0.1cm" fo:padding-bottom="0.1cm" fo:padding-left="0.1cm" fo:padding-right="0.1cm" fo:wrap-option="wrap"/>
      <style:paragraph-properties style:writing-mode="lr-tb"/>
    </style:style>
    <style:style style:name="gr9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3.571cm" fo:min-width="1.983cm" fo:padding-top="0.1cm" fo:padding-bottom="0.1cm" fo:padding-left="0.1cm" fo:padding-right="0.1cm" fo:wrap-option="wrap"/>
      <style:paragraph-properties style:writing-mode="lr-tb"/>
    </style:style>
    <style:style style:name="gr10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0cm" fo:min-width="0cm" fo:padding-top="0.13cm" fo:padding-bottom="0.13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3.492cm" fo:min-width="2.622cm" fo:padding-top="0.1cm" fo:padding-bottom="0.1cm" fo:padding-left="0.1cm" fo:padding-right="0.1cm" fo:wrap-option="wrap"/>
      <style:paragraph-properties style:writing-mode="lr-tb"/>
    </style:style>
    <style:style style:name="gr12" style:family="graphic" style:parent-style-name="standard">
      <style:graphic-properties draw:stroke="solid" svg:stroke-width="0.026cm" svg:stroke-color="#000000" draw:stroke-linejoin="round" draw:fill="solid" draw:fill-color="#daedef" draw:opacity="100%" draw:textarea-horizontal-align="justify" draw:textarea-vertical-align="middle" draw:auto-grow-height="false" fo:min-height="0.284cm" fo:min-width="0.542cm" fo:padding-top="0.13cm" fo:padding-bottom="0.13cm" fo:padding-left="0.25cm" fo:padding-right="0.25cm" fo:wrap-option="wrap" draw:shadow-opacity="100%"/>
    </style:style>
    <style:style style:name="gr13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0.284cm" fo:min-width="0.542cm" fo:padding-top="0.13cm" fo:padding-bottom="0.13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0.882cm" fo:min-width="2.87cm" fo:padding-top="0.6cm" fo:padding-bottom="0.13cm" fo:padding-left="0.1cm" fo:padding-right="0.1cm" fo:wrap-option="wrap"/>
      <style:paragraph-properties style:writing-mode="lr-tb"/>
    </style:style>
    <style:style style:name="gr15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0.93cm" fo:min-width="0cm" fo:padding-top="0.13cm" fo:padding-bottom="0.13cm" fo:padding-left="0.25cm" fo:padding-right="0.25cm" fo:wrap-option="wrap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daedef" draw:textarea-horizontal-align="justify" draw:textarea-vertical-align="middle" draw:auto-grow-height="false" fo:min-height="4.165cm" fo:min-width="1.931cm" fo:padding-top="0.13cm" fo:padding-bottom="0.13cm" fo:padding-left="0.05cm" fo:padding-right="0.01cm" fo:wrap-option="wrap"/>
      <style:paragraph-properties style:writing-mode="lr-tb"/>
    </style:style>
    <style:style style:name="gr17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solid" svg:stroke-width="0.123cm" svg:stroke-color="#ff0000" draw:stroke-linejoin="miter" draw:fill="none" draw:fill-color="#ffffff" draw:textarea-horizontal-align="justify" draw:textarea-vertical-align="middle" draw:auto-grow-height="false" fo:min-height="3.632cm" fo:min-width="6.686cm" fo:padding-top="0.13cm" fo:padding-bottom="0.13cm" fo:padding-left="0.25cm" fo:padding-right="0.25cm" fo:wrap-option="wrap"/>
    </style:style>
    <style:style style:name="gr1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  <style:paragraph-properties style:writing-mode="lr-tb"/>
    </style:style>
    <style:style style:name="P1" style:family="paragraph">
      <loext:graphic-properties draw:fill="solid" draw:fill-color="#dddddd"/>
      <style:paragraph-properties fo:text-align="center" style:writing-mode="lr-tb"/>
    </style:style>
    <style:style style:name="P2" style:family="paragraph">
      <loext:graphic-properties draw:fill="solid" draw:fill-color="#daedef"/>
      <style:paragraph-properties style:writing-mode="lr-tb" style:font-independent-line-spacing="true"/>
    </style:style>
    <style:style style:name="P3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P4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5" style:family="paragraph">
      <loext:graphic-properties draw:fill="solid" draw:fill-color="#daedef"/>
    </style:style>
    <style:style style:name="P6" style:family="paragraph">
      <style:paragraph-properties fo:margin-left="0cm" fo:margin-right="0cm" fo:text-indent="0cm" style:punctuation-wrap="hanging" style:line-break="strict" style:writing-mode="lr-tb"/>
    </style:style>
    <style:style style:name="P7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8" style:family="paragraph">
      <style:paragraph-properties fo:margin-left="0cm" fo:margin-right="0cm" fo:line-height="100%" fo:text-align="start" fo:text-indent="0cm" style:punctuation-wrap="hanging" style:line-break="strict" style:writing-mode="lr-tb"/>
    </style:style>
    <style:style style:name="P9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/>
    </style:style>
    <style:style style:name="P10" style:family="paragraph">
      <loext:graphic-properties draw:fill="solid" draw:fill-color="#daede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1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P12" style:family="paragraph">
      <style:paragraph-properties fo:margin-left="0cm" fo:margin-right="0cm" fo:text-align="start" fo:text-indent="0cm" style:punctuation-wrap="hanging" style:line-break="strict" style:writing-mode="lr-tb"/>
    </style:style>
    <style:style style:name="P13" style:family="paragraph">
      <loext:graphic-properties draw:fill="none" draw:fill-color="#ffffff"/>
      <style:paragraph-properties fo:margin-left="0cm" fo:margin-right="0cm" fo:text-align="start" fo:text-indent="0cm" style:punctuation-wrap="hanging" style:line-break="strict" style:writing-mode="lr-tb" style:font-independent-line-spacing="true"/>
    </style:style>
    <style:style style:name="P14" style:family="paragraph">
      <loext:graphic-properties draw:fill="solid" draw:fill-color="#daedef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5" style:family="paragraph">
      <loext:graphic-properties draw:fill="solid" draw:fill-color="#daede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16" style:family="paragraph">
      <loext:graphic-properties draw:fill="solid" draw:fill-color="#000000"/>
      <style:paragraph-properties fo:text-align="center"/>
    </style:style>
    <style:style style:name="P17" style:family="paragraph">
      <loext:graphic-properties draw:fill="none" draw:fill-color="#ffffff"/>
      <style:paragraph-properties style:writing-mode="lr-tb" style:font-independent-line-spacing="true"/>
      <style:text-properties fo:language="en" fo:country="US"/>
    </style:style>
    <style:style style:name="P18" style:family="paragraph">
      <loext:graphic-properties draw:fill-color="#ffffff"/>
      <style:paragraph-properties style:writing-mode="lr-tb"/>
      <style:text-properties fo:language="en" fo:country="US"/>
    </style:style>
    <style:style style:name="T1" style:family="text">
      <style:text-properties style:font-name="Arial Narrow" fo:font-size="16pt" fo:language="en" fo:country="US" style:font-size-asian="16pt" style:font-size-complex="16pt"/>
    </style:style>
    <style:style style:name="T2" style:family="tex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3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4" style:family="text">
      <style:text-properties style:font-name="Arial Narrow" fo:font-size="14pt" fo:language="en" fo:country="US" style:font-size-asian="14pt" style:font-size-complex="14pt"/>
    </style:style>
    <style:style style:name="T5" style:family="text">
      <style:text-properties style:font-name="Arial Narrow" fo:font-size="14pt" fo:language="en" fo:country="US" fo:font-weight="bold" style:font-size-asian="14pt" style:font-weight-asian="bold" style:font-size-complex="14pt" style:font-weight-complex="bold"/>
    </style:style>
    <style:style style:name="T6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7" style:family="text">
      <style:text-properties fo:font-size="14pt" fo:language="en" fo:country="US" style:font-size-asian="14pt" style:font-size-complex="14pt"/>
    </style:style>
    <style:style style:name="T8" style:family="text">
      <style:text-properties fo:font-size="16pt" fo:language="en" fo:country="US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35APO   Computer Architectures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line draw:name="Rovná spojnica 124_1" draw:style-name="gr1" draw:text-style-name="P1" draw:layer="layout" svg:x1="14.489cm" svg:y1="10.227cm" svg:x2="15.759cm" svg:y2="10.23cm">
          <text:p/>
        </draw:line>
        <draw:line draw:name="Rovná spojnica 122_2" draw:style-name="gr1" draw:text-style-name="P1" draw:layer="layout" svg:x1="11.486cm" svg:y1="8.78cm" svg:x2="15.759cm" svg:y2="8.773cm">
          <text:p/>
        </draw:line>
        <draw:line draw:name="Rovná spojnica 134" draw:style-name="gr2" draw:text-style-name="P1" draw:layer="layout" svg:x1="23.498cm" svg:y1="8.272cm" svg:x2="23.503cm" svg:y2="3.289cm">
          <text:p/>
        </draw:line>
        <draw:line draw:name="Rovná spojnica 138" draw:style-name="gr2" draw:text-style-name="P1" draw:layer="layout" svg:x1="23.505cm" svg:y1="3.294cm" svg:x2="10.853cm" svg:y2="3.289cm">
          <text:p/>
        </draw:line>
        <draw:line draw:name="Rovná spojnica 140" draw:style-name="gr2" draw:text-style-name="P1" draw:layer="layout" svg:x1="20.383cm" svg:y1="8.034cm" svg:x2="20.383cm" svg:y2="3.951cm">
          <text:p/>
        </draw:line>
        <draw:line draw:name="Rovná spojnica 144_1" draw:style-name="gr2" draw:text-style-name="P1" draw:layer="layout" svg:x1="20.383cm" svg:y1="3.956cm" svg:x2="10.849cm" svg:y2="3.952cm">
          <text:p/>
        </draw:line>
        <draw:line draw:name="Rovná spojnica 148" draw:style-name="gr2" draw:text-style-name="P1" draw:layer="layout" svg:x1="10.849cm" svg:y1="4.666cm" svg:x2="18.535cm" svg:y2="4.671cm">
          <text:p/>
        </draw:line>
        <draw:line draw:name="Rovná spojnica 151" draw:style-name="gr2" draw:text-style-name="P1" draw:layer="layout" svg:x1="16.021cm" svg:y1="8.821cm" svg:x2="16.021cm" svg:y2="5.354cm">
          <text:p/>
        </draw:line>
        <draw:line draw:name="Rovná spojnica 154_0" draw:style-name="gr2" draw:text-style-name="P1" draw:layer="layout" svg:x1="15.969cm" svg:y1="5.358cm" svg:x2="10.875cm" svg:y2="5.354cm">
          <text:p/>
        </draw:line>
        <draw:line draw:name="Rovná spojnica 158" draw:style-name="gr2" draw:text-style-name="P1" draw:layer="layout" svg:x1="14.211cm" svg:y1="9.37cm" svg:x2="14.216cm" svg:y2="6.045cm">
          <text:p/>
        </draw:line>
        <draw:line draw:name="Rovná spojnica 166_0" draw:style-name="gr2" draw:text-style-name="P1" draw:layer="layout" svg:x1="14.209cm" svg:y1="6.046cm" svg:x2="10.853cm" svg:y2="6.042cm">
          <text:p/>
        </draw:line>
        <draw:polyline draw:name="Rovná spojnica 169_0" draw:style-name="gr2" draw:text-style-name="P1" draw:layer="layout" svg:width="7.09cm" svg:height="3.202cm" draw:transform="rotate (1.5699236621689) translate (10.0062495088027cm 13.8209993450727cm)" svg:viewBox="0 0 7091 3203" draw:points="0,1 860,0 863,3203 7091,3196">
          <text:p/>
        </draw:polyline>
        <draw:line draw:name="Rovná spojnica 171" draw:style-name="gr2" draw:text-style-name="P1" draw:layer="layout" svg:x1="13.185cm" svg:y1="6.734cm" svg:x2="10.848cm" svg:y2="6.73cm">
          <text:p/>
        </draw:line>
        <draw:line draw:name="Rovná spojnica 177_0" draw:style-name="gr2" draw:text-style-name="P1" draw:layer="layout" svg:x1="18.914cm" svg:y1="5.243cm" svg:x2="18.156cm" svg:y2="5.238cm">
          <text:p/>
        </draw:line>
        <draw:custom-shape draw:name="Vývojový diagram: zdržanie 174" draw:style-name="gr3" draw:text-style-name="P2" draw:layer="layout" svg:width="0.904cm" svg:height="0.93cm" svg:x="18.592cm" svg:y="4.503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name="Rovná spojnica 186" draw:style-name="gr2" draw:text-style-name="P1" draw:layer="layout" svg:x1="19.496cm" svg:y1="4.966cm" svg:x2="19.902cm" svg:y2="4.97cm">
          <text:p/>
        </draw:line>
        <draw:line draw:name="Rovná spojnica 192" draw:style-name="gr2" draw:text-style-name="P1" draw:layer="layout" svg:x1="19.898cm" svg:y1="4.966cm" svg:x2="19.902cm" svg:y2="2.594cm">
          <text:p/>
        </draw:line>
        <draw:line draw:name="Rovná spojnica 202" draw:style-name="gr2" draw:text-style-name="P1" draw:layer="layout" svg:x1="19.901cm" svg:y1="2.598cm" svg:x2="1.138cm" svg:y2="2.602cm">
          <text:p/>
        </draw:line>
        <draw:line draw:name="Rovná spojnica 206_1" draw:style-name="gr2" draw:text-style-name="P1" draw:layer="layout" svg:x1="1.147cm" svg:y1="2.602cm" svg:x2="1.143cm" svg:y2="8.159cm">
          <text:p/>
        </draw:line>
        <draw:custom-shape draw:name="BlokTextu 233" draw:style-name="gr4" draw:text-style-name="P4" draw:layer="layout" svg:width="2.5cm" svg:height="0.877cm" svg:x="10.99cm" svg:y="3.264cm">
          <text:list text:style-name="L1">
            <text:list-header>
              <text:p text:style-name="P3"><text:span text:style-name="T1">M</text:span><text:span text:style-name="T1">e</text:span><text:span text:style-name="T1">m</text:span><text:span text:style-name="T1">W</text:span><text:span text:style-name="T1">r</text:span><text:span text:style-name="T1">i</text:span><text:span text:style-name="T1">t</text:span><text:span text:style-name="T1">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39" draw:style-name="gr4" draw:text-style-name="P4" draw:layer="layout" svg:width="2.775cm" svg:height="0.877cm" svg:x="10.948cm" svg:y="2.576cm">
          <text:list text:style-name="L1">
            <text:list-header>
              <text:p text:style-name="P3"><text:span text:style-name="T1">M</text:span><text:span text:style-name="T1">e</text:span><text:span text:style-name="T1">m</text:span><text:span text:style-name="T1">T</text:span><text:span text:style-name="T1">o</text:span><text:span text:style-name="T1">R</text:span><text:span text:style-name="T1">e</text:span><text:span text:style-name="T1">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50" draw:style-name="gr4" draw:text-style-name="P4" draw:layer="layout" svg:width="1.873cm" svg:height="0.877cm" svg:x="10.986cm" svg:y="3.956cm">
          <text:list text:style-name="L1">
            <text:list-header>
              <text:p text:style-name="P3"><text:span text:style-name="T1">Bran</text:span><text:span text:style-name="T1">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52" draw:style-name="gr4" draw:text-style-name="P4" draw:layer="layout" svg:width="3.566cm" svg:height="0.877cm" svg:x="11.037cm" svg:y="4.591cm">
          <text:list text:style-name="L1">
            <text:list-header>
              <text:p text:style-name="P3"><text:span text:style-name="T1">AL</text:span><text:span text:style-name="T1">UC</text:span><text:span text:style-name="T1">ontr</text:span><text:span text:style-name="T1">ol </text:span><text:span text:style-name="T1">2: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53" draw:style-name="gr5" draw:text-style-name="P4" draw:layer="layout" svg:width="2.331cm" svg:height="0.877cm" svg:x="11.087cm" svg:y="5.279cm">
          <text:list text:style-name="L1">
            <text:list-header>
              <text:p text:style-name="P3"><text:span text:style-name="T1">ALUSc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54" draw:style-name="gr4" draw:text-style-name="P4" draw:layer="layout" svg:width="3.058cm" svg:height="0.877cm" svg:x="10.995cm" svg:y="5.954cm">
          <text:list text:style-name="L1">
            <text:list-header>
              <text:p text:style-name="P3"><text:span text:style-name="T1">Typ</text:span><text:span text:style-name="T1">eRIS</text:span><text:span text:style-name="T1">BUJ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Rovná spojnica 256" draw:style-name="gr2" draw:text-style-name="P1" draw:layer="layout" svg:x1="10.249cm" svg:y1="8.555cm" svg:x2="10.249cm" svg:y2="7.77cm">
          <text:p/>
        </draw:line>
        <draw:line draw:name="Rovná spojnica 267" draw:style-name="gr2" draw:text-style-name="P1" draw:layer="layout" svg:x1="10.853cm" svg:y1="7.219cm" svg:x2="11.131cm" svg:y2="7.228cm">
          <text:p/>
        </draw:line>
        <draw:line draw:name="Rovná spojnica 269" draw:style-name="gr2" draw:text-style-name="P1" draw:layer="layout" svg:x1="10.28cm" svg:y1="7.757cm" svg:x2="11.131cm" svg:y2="7.762cm">
          <text:p/>
        </draw:line>
        <draw:line draw:name="Rovná spojnica 272" draw:style-name="gr2" draw:text-style-name="P1" draw:layer="layout" svg:x1="11.131cm" svg:y1="7.224cm" svg:x2="11.127cm" svg:y2="7.757cm">
          <text:p/>
        </draw:line>
        <draw:custom-shape draw:name="BlokTextu 281" draw:style-name="gr4" draw:text-style-name="P4" draw:layer="layout" svg:width="2.322cm" svg:height="0.877cm" svg:x="11.011cm" svg:y="6.831cm">
          <text:list text:style-name="L1">
            <text:list-header>
              <text:p text:style-name="P3"><text:span text:style-name="T1">RegWri</text:span><text:span text:style-name="T1">t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Rovná spojnica 68_2" draw:style-name="gr1" draw:text-style-name="P1" draw:layer="layout" svg:x1="1.444cm" svg:y1="9.023cm" svg:x2="2.158cm" svg:y2="9.026cm">
          <text:p/>
        </draw:line>
        <draw:line draw:name="Rovná spojnica 70_1" draw:style-name="gr1" draw:text-style-name="P1" draw:layer="layout" svg:x1="2.556cm" svg:y1="9.026cm" svg:x2="5.532cm" svg:y2="9.032cm">
          <text:p/>
        </draw:line>
        <draw:line draw:name="Rovná spojnica 73_1" draw:style-name="gr1" draw:text-style-name="P1" draw:layer="layout" svg:x1="5.532cm" svg:y1="9.032cm" svg:x2="7.516cm" svg:y2="9.026cm">
          <text:p/>
        </draw:line>
        <draw:line draw:name="Rovná spojnica 75" draw:style-name="gr1" draw:text-style-name="P1" draw:layer="layout" svg:x1="2.853cm" svg:y1="9.028cm" svg:x2="2.846cm" svg:y2="15.583cm">
          <text:p/>
        </draw:line>
        <draw:line draw:name="Rovná spojnica 79_0" draw:style-name="gr1" draw:text-style-name="P1" draw:layer="layout" svg:x1="3.501cm" svg:y1="12.805cm" svg:x2="3.991cm" svg:y2="12.805cm">
          <text:p/>
        </draw:line>
        <draw:line draw:name="Rovná spojnica 85_2" draw:style-name="gr1" draw:text-style-name="P1" draw:layer="layout" svg:x1="7.519cm" svg:y1="8.828cm" svg:x2="7.517cm" svg:y2="14.387cm">
          <text:p/>
        </draw:line>
        <draw:line draw:name="Rovná spojnica 118_0" draw:style-name="gr1" draw:text-style-name="P1" draw:layer="layout" svg:x1="13.892cm" svg:y1="9.959cm" svg:x2="11.485cm" svg:y2="9.959cm">
          <text:p/>
        </draw:line>
        <draw:line draw:name="Rovná spojnica 127_2" draw:style-name="gr1" draw:text-style-name="P1" draw:layer="layout" svg:x1="15.945cm" svg:y1="9.528cm" svg:x2="19.265cm" svg:y2="9.515cm">
          <text:p/>
        </draw:line>
        <draw:polyline draw:name="Rovná spojnica 129" draw:style-name="gr1" draw:text-style-name="P1" draw:layer="layout" svg:width="2.666cm" svg:height="4.851cm" draw:transform="rotate (1.46014245221846) translate (18.3441292059953cm 9.45290407132343cm)" svg:viewBox="0 0 2667 4852" draw:points="0,245 2208,0 2667,4128 1036,4309 1096,4852">
          <text:p/>
        </draw:polyline>
        <draw:line draw:name="Rovná spojnica 142_0" draw:style-name="gr1" draw:text-style-name="P1" draw:layer="layout" svg:x1="20.061cm" svg:y1="9.529cm" svg:x2="23.392cm" svg:y2="9.533cm">
          <text:p/>
        </draw:line>
        <draw:line draw:name="Rovná spojnica 150_0" draw:style-name="gr1" draw:text-style-name="P1" draw:layer="layout" svg:x1="15.481cm" svg:y1="15.583cm" svg:x2="2.853cm" svg:y2="15.583cm">
          <text:p/>
        </draw:line>
        <draw:polyline draw:name="Rovná spojnica 153_0" draw:style-name="gr1" draw:text-style-name="P1" draw:layer="layout" svg:width="6.146cm" svg:height="4.785cm" draw:transform="rotate (1.5700981950941) translate (0.549708585829577cm 14.9139970040272cm)" svg:viewBox="0 0 6147 4786" draw:points="1565,4300 1565,4768 3,4786 0,4 6147,0 6147,468">
          <text:p/>
        </draw:polyline>
        <draw:polyline draw:name="Rovná spojnica 167_0" draw:style-name="gr1" draw:text-style-name="P1" draw:layer="layout" svg:width="17.587cm" svg:height="6.851cm" draw:transform="rotate (-0.00139626340159651) translate (0.241001522598722cm 9.28790951970066cm)" svg:viewBox="0 0 17588 6852" draw:points="15616,5604 17586,5602 17588,6852 9,6798 0,1 781,0">
          <text:p/>
        </draw:polyline>
        <draw:line draw:name="Rovná spojnica 189" draw:style-name="gr1" draw:text-style-name="P1" draw:layer="layout" svg:x1="24.384cm" svg:y1="9.202cm" svg:x2="23.789cm" svg:y2="9.198cm">
          <text:p/>
        </draw:line>
        <draw:line draw:name="Rovná spojnica 191_0" draw:style-name="gr1" draw:text-style-name="P1" draw:layer="layout" svg:x1="24.387cm" svg:y1="9.2cm" svg:x2="24.383cm" svg:y2="17.206cm">
          <text:p/>
        </draw:line>
        <draw:line draw:name="Rovná spojnica 193_1" draw:style-name="gr1" draw:text-style-name="P1" draw:layer="layout" svg:x1="24.383cm" svg:y1="17.21cm" svg:x2="6.657cm" svg:y2="17.206cm">
          <text:p/>
        </draw:line>
        <draw:polyline draw:name="Rovná spojnica 197_1" draw:style-name="gr1" draw:text-style-name="P1" draw:layer="layout" svg:width="17.745cm" svg:height="8.038cm" draw:transform="rotate (-0.00174532925199535) translate (6.65091817800737cm 9.16705164747265cm)" svg:viewBox="0 0 17746 8039" draw:points="17059,1 17732,0 17746,8008 20,8039 0,2245 2228,2241">
          <text:p/>
        </draw:polyline>
        <draw:polyline draw:name="Rovná spojnica 199_0" draw:style-name="gr1" draw:text-style-name="P1" draw:layer="layout" svg:width="5.795cm" svg:height="1.204cm" draw:transform="rotate (-0.000698131700798822) translate (13.444cm 9.959cm)" svg:viewBox="0 0 5796 1205" draw:points="0,0 1,1205 5796,1201">
          <text:p/>
        </draw:polyline>
        <draw:polyline draw:name="Rovná spojnica 203_0" draw:style-name="gr1" draw:text-style-name="P1" draw:layer="layout" svg:width="3.647cm" svg:height="0.311cm" draw:transform="rotate (1.5707963267949) translate (13.757cm 14.187cm)" svg:viewBox="0 0 3648 312" draw:points="0,0 3648,0 3648,312">
          <text:p/>
        </draw:polyline>
        <draw:line draw:name="Rovná spojnica 211_1" draw:style-name="gr1" draw:text-style-name="P1" draw:layer="layout" svg:x1="15.928cm" svg:y1="14.191cm" svg:x2="11.485cm" svg:y2="14.187cm">
          <text:p/>
        </draw:line>
        <draw:polygon draw:style-name="gr6" draw:text-style-name="P5" draw:layer="layout" svg:width="1.031cm" svg:height="2.187cm" svg:x="3.991cm" svg:y="12.258cm" svg:viewBox="0 0 1032 2188" draw:points="0,0 0,860 390,1094 0,1328 0,2188 1032,1719 1032,469">
          <draw:glue-point draw:id="4" svg:x="5cm" svg:y="0cm"/>
          <draw:glue-point draw:id="5" svg:x="-5cm" svg:y="3.212cm"/>
          <draw:glue-point draw:id="6" svg:x="-5cm" svg:y="-3.212cm"/>
          <text:p/>
        </draw:polygon>
        <draw:polygon draw:style-name="gr6" draw:text-style-name="P5" draw:layer="layout" svg:width="1.031cm" svg:height="2.187cm" svg:x="15.459cm" svg:y="13.82cm" svg:viewBox="0 0 1032 2188" draw:points="0,0 0,860 390,1094 0,1328 0,2188 1032,1719 1032,469">
          <draw:glue-point draw:id="4" svg:x="5cm" svg:y="0cm"/>
          <draw:glue-point draw:id="5" svg:x="-5cm" svg:y="3.212cm"/>
          <draw:glue-point draw:id="6" svg:x="-5cm" svg:y="-3.212cm"/>
          <text:p/>
        </draw:polygon>
        <draw:custom-shape draw:name="BlokTextu 29_1" draw:style-name="gr5" draw:text-style-name="P7" draw:layer="layout" svg:width="0.992cm" svg:height="0.963cm" svg:x="15.712cm" svg:y="14.369cm">
          <text:p text:style-name="P6"><text:span text:style-name="T2">+</text:span></text:p>
          <draw:enhanced-geometry svg:viewBox="0 0 21600 21600" draw:type="mso-spt202" draw:enhanced-path="M 0 0 L 21600 0 21600 21600 0 21600 0 0 Z N"/>
        </draw:custom-shape>
        <draw:custom-shape draw:name="BlokTextu 29_2" draw:style-name="gr5" draw:text-style-name="P7" draw:layer="layout" svg:width="0.992cm" svg:height="0.963cm" svg:x="4.226cm" svg:y="12.858cm">
          <text:p text:style-name="P6"><text:span text:style-name="T2">+</text:span></text:p>
          <draw:enhanced-geometry svg:viewBox="0 0 21600 21600" draw:type="mso-spt202" draw:enhanced-path="M 0 0 L 21600 0 21600 21600 0 21600 0 0 Z N"/>
        </draw:custom-shape>
        <draw:line draw:name="Rovná spojnica 97_2" draw:style-name="gr2" draw:text-style-name="P1" draw:layer="layout" svg:x1="7.516cm" svg:y1="8.828cm" svg:x2="9.103cm" svg:y2="8.832cm">
          <text:p/>
        </draw:line>
        <draw:line draw:name="Rovná spojnica 99_1" draw:style-name="gr2" draw:text-style-name="P1" draw:layer="layout" svg:x1="7.516cm" svg:y1="9.966cm" svg:x2="9.103cm" svg:y2="9.97cm">
          <text:p/>
        </draw:line>
        <draw:line draw:name="Rovná spojnica 102_1" draw:style-name="gr2" draw:text-style-name="P1" draw:layer="layout" svg:x1="7.516cm" svg:y1="14.386cm" svg:x2="8.905cm" svg:y2="14.39cm">
          <text:p/>
        </draw:line>
        <draw:line draw:name="Rovná spojnica 175" draw:style-name="gr2" draw:text-style-name="P1" draw:layer="layout" svg:x1="22.686cm" svg:y1="12.361cm" svg:x2="7.519cm" svg:y2="12.361cm">
          <text:p/>
        </draw:line>
        <draw:line draw:name="Rovná spojnica 178" draw:style-name="gr2" draw:text-style-name="P1" draw:layer="layout" svg:x1="22.689cm" svg:y1="12.363cm" svg:x2="22.685cm" svg:y2="16.729cm">
          <text:p/>
        </draw:line>
        <draw:line draw:name="Rovná spojnica 180" draw:style-name="gr2" draw:text-style-name="P1" draw:layer="layout" svg:x1="22.685cm" svg:y1="16.734cm" svg:x2="7.133cm" svg:y2="16.73cm">
          <text:p/>
        </draw:line>
        <draw:line draw:name="Rovná spojnica 182" draw:style-name="gr2" draw:text-style-name="P1" draw:layer="layout" svg:x1="7.131cm" svg:y1="16.735cm" svg:x2="7.135cm" svg:y2="10.722cm">
          <text:p/>
        </draw:line>
        <draw:line draw:name="Rovná spojnica 184_0" draw:style-name="gr2" draw:text-style-name="P1" draw:layer="layout" svg:x1="7.133cm" svg:y1="10.721cm" svg:x2="8.905cm" svg:y2="10.725cm">
          <text:p/>
        </draw:line>
        <draw:polyline draw:name="Rovná spojnica 217_0" draw:style-name="gr2" draw:text-style-name="P1" draw:layer="layout" svg:width="3.817cm" svg:height="1.752cm" draw:transform="rotate (1.5697491292437) translate (16.413cm 9.055cm)" svg:viewBox="0 0 3818 1753" draw:points="0,0 2,1753 3818,1749">
          <text:p/>
        </draw:polyline>
        <draw:line draw:name="Rovná spojnica 221_1" draw:style-name="gr2" draw:text-style-name="P1" draw:layer="layout" svg:x1="2.368cm" svg:y1="8.432cm" svg:x2="2.372cm" svg:y2="8.115cm">
          <text:p/>
        </draw:line>
        <draw:line draw:name="Rovná spojnica 222_0" draw:style-name="gr2" draw:text-style-name="P1" draw:layer="layout" svg:x1="1.14cm" svg:y1="8.469cm" svg:x2="1.144cm" svg:y2="8.152cm">
          <text:p/>
        </draw:line>
        <draw:line draw:name="Rovná spojnica 223_1" draw:style-name="gr2" draw:text-style-name="P1" draw:layer="layout" svg:x1="9.065cm" svg:y1="8.112cm" svg:x2="9.069cm" svg:y2="7.795cm">
          <text:p/>
        </draw:line>
        <draw:line draw:name="Rovná spojnica 228" draw:style-name="gr2" draw:text-style-name="P1" draw:layer="layout" svg:x1="23.499cm" svg:y1="8.589cm" svg:x2="23.503cm" svg:y2="8.272cm">
          <text:p/>
        </draw:line>
        <draw:line draw:name="Rovná spojnica 229" draw:style-name="gr2" draw:text-style-name="P1" draw:layer="layout" svg:x1="14.211cm" svg:y1="9.686cm" svg:x2="14.215cm" svg:y2="9.369cm">
          <text:p/>
        </draw:line>
        <draw:custom-shape draw:name="BlokTextu 231" draw:style-name="gr7" draw:text-style-name="P7" draw:layer="layout" svg:width="0.815cm" svg:height="0.937cm" svg:x="2.876cm" svg:y="12.336cm">
          <text:p text:style-name="P6"><text:span text:style-name="T3">4</text:span></text:p>
          <draw:enhanced-geometry svg:viewBox="0 0 21600 21600" draw:type="mso-spt202" draw:enhanced-path="M 0 0 L 21600 0 21600 21600 0 21600 0 0 Z N"/>
        </draw:custom-shape>
        <draw:custom-shape draw:name="BlokTextu 234_1" draw:style-name="gr4" draw:text-style-name="P4" draw:layer="layout" svg:width="1.027cm" svg:height="0.793cm" svg:x="1.28cm" svg:y="8.317cm">
          <text:list text:style-name="L1">
            <text:list-header>
              <text:p text:style-name="P3"><text:span text:style-name="T4">P</text:span><text:span text:style-name="T4">C</text:span><text:span text:style-name="T4">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35_1" draw:style-name="gr4" draw:text-style-name="P4" draw:layer="layout" svg:width="0.845cm" svg:height="0.877cm" svg:x="2.559cm" svg:y="8.273cm">
          <text:p text:style-name="P3"><text:span text:style-name="T1">P</text:span><text:span text:style-name="T1">C</text:span></text:p>
          <draw:enhanced-geometry svg:viewBox="0 0 21600 21600" draw:type="mso-spt202" draw:enhanced-path="M 0 0 L 21600 0 21600 21600 0 21600 0 0 Z N"/>
        </draw:custom-shape>
        <draw:custom-shape draw:name="BlokTextu 236_1" draw:style-name="gr4" draw:text-style-name="P4" draw:layer="layout" svg:width="1.301cm" svg:height="0.877cm" svg:x="6.053cm" svg:y="8.233cm">
          <text:list text:style-name="L1">
            <text:list-header>
              <text:p text:style-name="P3"><text:span text:style-name="T1">I</text:span><text:span text:style-name="T1">ns</text:span><text:span text:style-name="T1">t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37_3" draw:style-name="gr4" draw:text-style-name="P4" draw:layer="layout" svg:width="1.235cm" svg:height="0.793cm" svg:x="7.478cm" svg:y="8.167cm">
          <text:p text:style-name="P3"><text:span text:style-name="T5">19:15</text:span></text:p>
          <draw:enhanced-geometry svg:viewBox="0 0 21600 21600" draw:type="mso-spt202" draw:enhanced-path="M 0 0 L 21600 0 21600 21600 0 21600 0 0 Z N"/>
        </draw:custom-shape>
        <draw:custom-shape draw:name="BlokTextu 238_4" draw:style-name="gr4" draw:text-style-name="P4" draw:layer="layout" svg:width="1.235cm" svg:height="0.793cm" svg:x="7.47cm" svg:y="9.327cm">
          <text:p text:style-name="P3"><text:span text:style-name="T5">24:20</text:span></text:p>
          <draw:enhanced-geometry svg:viewBox="0 0 21600 21600" draw:type="mso-spt202" draw:enhanced-path="M 0 0 L 21600 0 21600 21600 0 21600 0 0 Z N"/>
        </draw:custom-shape>
        <draw:custom-shape draw:name="BlokTextu 240" draw:style-name="gr4" draw:text-style-name="P4" draw:layer="layout" svg:width="0.989cm" svg:height="0.793cm" svg:x="7.593cm" svg:y="11.729cm">
          <text:p text:style-name="P3"><text:span text:style-name="T5">1</text:span><text:span text:style-name="T5">1</text:span><text:span text:style-name="T5">:</text:span><text:span text:style-name="T5">7</text:span></text:p>
          <draw:enhanced-geometry svg:viewBox="0 0 21600 21600" draw:type="mso-spt202" draw:enhanced-path="M 0 0 L 21600 0 21600 21600 0 21600 0 0 Z N"/>
        </draw:custom-shape>
        <draw:custom-shape draw:name="BlokTextu 242_4" draw:style-name="gr4" draw:text-style-name="P9" draw:layer="layout" svg:width="2.048cm" svg:height="1.385cm" svg:x="7.652cm" svg:y="12.775cm">
          <text:p text:style-name="P8"><text:span text:style-name="T5">1</text:span><text:span text:style-name="T5">5</text:span><text:span text:style-name="T5">:</text:span><text:span text:style-name="T5">0</text:span><text:span text:style-name="T5">, </text:span><text:span text:style-name="T5">2</text:span><text:span text:style-name="T5">4</text:span><text:span text:style-name="T5">:</text:span><text:span text:style-name="T5">0</text:span></text:p>
          <text:p text:style-name="P8"><text:span text:style-name="T5">1</text:span><text:span text:style-name="T5">1</text:span><text:span text:style-name="T5">:</text:span><text:span text:style-name="T5">7</text:span></text:p>
          <draw:enhanced-geometry svg:viewBox="0 0 21600 21600" draw:type="mso-spt202" draw:enhanced-path="M 0 0 L 21600 0 21600 21600 0 21600 0 0 Z N"/>
        </draw:custom-shape>
        <draw:custom-shape draw:name="BlokTextu 243_1" draw:style-name="gr4" draw:text-style-name="P4" draw:layer="layout" svg:width="1.205cm" svg:height="0.877cm" svg:x="14.286cm" svg:y="8.035cm">
          <text:p text:style-name="P3"><text:span text:style-name="T1">Sr</text:span><text:span text:style-name="T1">cA</text:span></text:p>
          <draw:enhanced-geometry svg:viewBox="0 0 21600 21600" draw:type="mso-spt202" draw:enhanced-path="M 0 0 L 21600 0 21600 21600 0 21600 0 0 Z N"/>
        </draw:custom-shape>
        <draw:custom-shape draw:name="BlokTextu 244_1" draw:style-name="gr4" draw:text-style-name="P4" draw:layer="layout" svg:width="1.083cm" svg:height="0.793cm" svg:x="14.438cm" svg:y="9.503cm">
          <text:p text:style-name="P3"><text:span text:style-name="T4">SrcB</text:span></text:p>
          <draw:enhanced-geometry svg:viewBox="0 0 21600 21600" draw:type="mso-spt202" draw:enhanced-path="M 0 0 L 21600 0 21600 21600 0 21600 0 0 Z N"/>
        </draw:custom-shape>
        <draw:custom-shape draw:name="BlokTextu 245_1" draw:style-name="gr4" draw:text-style-name="P4" draw:layer="layout" svg:width="1.155cm" svg:height="0.877cm" svg:x="16.901cm" svg:y="8.268cm">
          <text:p text:style-name="P3"><text:span text:style-name="T1">Zero</text:span></text:p>
          <draw:enhanced-geometry svg:viewBox="0 0 21600 21600" draw:type="mso-spt202" draw:enhanced-path="M 0 0 L 21600 0 21600 21600 0 21600 0 0 Z N"/>
        </draw:custom-shape>
        <draw:custom-shape draw:name="BlokTextu 246_1" draw:style-name="gr4" draw:text-style-name="P4" draw:layer="layout" svg:width="1.442cm" svg:height="0.793cm" svg:x="17.09cm" svg:y="9.391cm">
          <text:p text:style-name="P3"><text:span text:style-name="T4">A</text:span><text:span text:style-name="T4">l</text:span><text:span text:style-name="T4">u</text:span><text:span text:style-name="T4">O</text:span><text:span text:style-name="T4">u</text:span><text:span text:style-name="T4">t</text:span></text:p>
          <draw:enhanced-geometry svg:viewBox="0 0 21600 21600" draw:type="mso-spt202" draw:enhanced-path="M 0 0 L 21600 0 21600 21600 0 21600 0 0 Z N"/>
        </draw:custom-shape>
        <draw:custom-shape draw:name="BlokTextu 247" draw:style-name="gr4" draw:text-style-name="P4" draw:layer="layout" svg:width="2.247cm" svg:height="0.877cm" svg:x="14.07cm" svg:y="10.979cm">
          <text:p text:style-name="P3"><text:span text:style-name="T1">W</text:span><text:span text:style-name="T1">ri</text:span><text:span text:style-name="T1">t</text:span><text:span text:style-name="T1">e</text:span><text:span text:style-name="T1">D</text:span><text:span text:style-name="T1">a</text:span><text:span text:style-name="T1">t</text:span><text:span text:style-name="T1">a</text:span></text:p>
          <draw:enhanced-geometry svg:viewBox="0 0 21600 21600" draw:type="mso-spt202" draw:enhanced-path="M 0 0 L 21600 0 21600 21600 0 21600 0 0 Z N"/>
        </draw:custom-shape>
        <draw:custom-shape draw:name="BlokTextu 248" draw:style-name="gr4" draw:text-style-name="P4" draw:layer="layout" svg:width="2.12cm" svg:height="0.877cm" svg:x="13.874cm" svg:y="11.634cm">
          <text:p text:style-name="P3"><text:span text:style-name="T1">Writ</text:span><text:span text:style-name="T1">eRe</text:span><text:span text:style-name="T1">g</text:span></text:p>
          <draw:enhanced-geometry svg:viewBox="0 0 21600 21600" draw:type="mso-spt202" draw:enhanced-path="M 0 0 L 21600 0 21600 21600 0 21600 0 0 Z N"/>
        </draw:custom-shape>
        <draw:custom-shape draw:name="BlokTextu 249_4" draw:style-name="gr4" draw:text-style-name="P4" draw:layer="layout" svg:width="1.047cm" svg:height="0.877cm" svg:x="12.142cm" svg:y="14.706cm">
          <text:list text:style-name="L1">
            <text:list-header>
              <text:p text:style-name="P3"><text:span text:style-name="T1">P</text:span><text:span text:style-name="T1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51" draw:style-name="gr4" draw:text-style-name="P4" draw:layer="layout" svg:width="2.314cm" svg:height="0.877cm" svg:x="16.775cm" svg:y="14.106cm">
          <text:p text:style-name="P3"><text:span text:style-name="T1">P</text:span><text:span text:style-name="T1">C</text:span><text:span text:style-name="T1">Br</text:span><text:span text:style-name="T1">a</text:span><text:span text:style-name="T1">n</text:span><text:span text:style-name="T1">c</text:span><text:span text:style-name="T1">h</text:span></text:p>
          <draw:enhanced-geometry svg:viewBox="0 0 21600 21600" draw:type="mso-spt202" draw:enhanced-path="M 0 0 L 21600 0 21600 21600 0 21600 0 0 Z N"/>
        </draw:custom-shape>
        <draw:custom-shape draw:name="BlokTextu 257_1" draw:style-name="gr4" draw:text-style-name="P4" draw:layer="layout" svg:width="2.022cm" svg:height="0.793cm" svg:x="21.619cm" svg:y="9.606cm">
          <text:p text:style-name="P3"><text:span text:style-name="T4">Rea</text:span><text:span text:style-name="T4">dDa</text:span><text:span text:style-name="T4">ta</text:span></text:p>
          <draw:enhanced-geometry svg:viewBox="0 0 21600 21600" draw:type="mso-spt202" draw:enhanced-path="M 0 0 L 21600 0 21600 21600 0 21600 0 0 Z N"/>
        </draw:custom-shape>
        <draw:custom-shape draw:name="BlokTextu 258" draw:style-name="gr4" draw:text-style-name="P4" draw:layer="layout" svg:width="1.349cm" svg:height="0.793cm" svg:x="23.848cm" svg:y="8.471cm">
          <text:p text:style-name="P3"><text:span text:style-name="T4">Result</text:span></text:p>
          <draw:enhanced-geometry svg:viewBox="0 0 21600 21600" draw:type="mso-spt202" draw:enhanced-path="M 0 0 L 21600 0 21600 21600 0 21600 0 0 Z N"/>
        </draw:custom-shape>
        <draw:line draw:name="Rovná spojnica 259_1" draw:style-name="gr2" draw:text-style-name="P1" draw:layer="layout" svg:x1="19.499cm" svg:y1="8.033cm" svg:x2="19.503cm" svg:y2="7.716cm">
          <text:p/>
        </draw:line>
        <draw:custom-shape draw:name="BlokTextu 260" draw:style-name="gr4" draw:text-style-name="P4" draw:layer="layout" svg:width="2.207cm" svg:height="0.877cm" svg:x="0.479cm" svg:y="14.055cm">
          <text:list text:style-name="L1">
            <text:list-header>
              <text:p text:style-name="P3"><text:span text:style-name="T1">PCPlus4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Skupina 19_2">
          <draw:custom-shape draw:name="Obdĺžnik 6_2" draw:style-name="gr8" draw:text-style-name="P10" draw:layer="layout" svg:width="2.182cm" svg:height="3.771cm" svg:x="3.349cm" svg:y="8.034cm">
            <text:p text:style-name="P6"><text:span text:style-name="T6"/></text:p>
            <text:p text:style-name="P6"><text:span text:style-name="T7">I</text:span><text:span text:style-name="T7">n</text:span><text:span text:style-name="T7">s</text:span><text:span text:style-name="T7">t</text:span><text:span text:style-name="T7">r</text:span><text:span text:style-name="T7">.</text:span><text:span text:style-name="T7"> </text:span><text:span text:style-name="T7">M</text:span><text:span text:style-name="T7">e</text:span><text:span text:style-name="T7">m</text:span><text:span text:style-name="T7">o</text:span><text:span text:style-name="T7">r</text:span><text:span text:style-name="T7">y</text:span></text:p>
            <draw:enhanced-geometry svg:viewBox="0 0 21600 21600" draw:type="rectangle" draw:enhanced-path="M 0 0 L 21600 0 21600 21600 0 21600 0 0 Z N"/>
          </draw:custom-shape>
          <draw:custom-shape draw:name="BlokTextu 7_2" draw:style-name="gr5" draw:text-style-name="P7" draw:layer="layout" svg:width="2.182cm" svg:height="0.877cm" svg:x="3.349cm" svg:y="8.59cm">
            <text:p text:style-name="P6"><text:span text:style-name="T3">A <text:s text:c="2"/>RD</text:span></text:p>
            <draw:enhanced-geometry svg:viewBox="0 0 21600 21600" draw:type="mso-spt202" draw:enhanced-path="M 0 0 L 21600 0 21600 21600 0 21600 0 0 Z N"/>
          </draw:custom-shape>
        </draw:g>
        <draw:g draw:name="Skupina 24_2">
          <draw:custom-shape draw:name="Obdĺžnik 15_2" draw:style-name="gr9" draw:text-style-name="P10" draw:layer="layout" svg:width="2.183cm" svg:height="3.771cm" svg:x="18.828cm" svg:y="8.034cm">
            <text:p text:style-name="P6"><text:span text:style-name="T6"/></text:p>
            <text:p text:style-name="P6"><text:span text:style-name="T7">D</text:span><text:span text:style-name="T7">a</text:span><text:span text:style-name="T7">t</text:span><text:span text:style-name="T7">a</text:span><text:span text:style-name="T7"> </text:span><text:span text:style-name="T7">M</text:span><text:span text:style-name="T7">e</text:span><text:span text:style-name="T7">m</text:span><text:span text:style-name="T7">o</text:span><text:span text:style-name="T7">r</text:span><text:span text:style-name="T7">y</text:span></text:p>
            <draw:enhanced-geometry svg:viewBox="0 0 21600 21600" draw:type="rectangle" draw:enhanced-path="M 0 0 L 21600 0 21600 21600 0 21600 0 0 Z N"/>
          </draw:custom-shape>
          <draw:custom-shape draw:name="BlokTextu 16_3" draw:style-name="gr5" draw:text-style-name="P7" draw:layer="layout" svg:width="2.434cm" svg:height="0.877cm" svg:x="18.749cm" svg:y="8.987cm">
            <text:p text:style-name="P6"><text:span text:style-name="T3">A <text:s text:c="4"/>RD</text:span></text:p>
            <draw:enhanced-geometry svg:viewBox="0 0 21600 21600" draw:type="mso-spt202" draw:enhanced-path="M 0 0 L 21600 0 21600 21600 0 21600 0 0 Z N"/>
          </draw:custom-shape>
          <draw:custom-shape draw:name="BlokTextu 17_3" draw:style-name="gr5" draw:text-style-name="P7" draw:layer="layout" svg:width="1.389cm" svg:height="0.877cm" svg:x="18.828cm" svg:y="10.813cm">
            <text:p text:style-name="P6"><text:span text:style-name="T3">WD</text:span></text:p>
            <draw:enhanced-geometry svg:viewBox="0 0 21600 21600" draw:type="mso-spt202" draw:enhanced-path="M 0 0 L 21600 0 21600 21600 0 21600 0 0 Z N"/>
          </draw:custom-shape>
          <draw:custom-shape draw:name="BlokTextu 18_3" draw:style-name="gr5" draw:text-style-name="P7" draw:layer="layout" svg:width="1.389cm" svg:height="0.877cm" svg:x="19.688cm" svg:y="8.034cm">
            <text:p text:style-name="P6"><text:span text:style-name="T3">WE</text:span></text:p>
            <draw:enhanced-geometry svg:viewBox="0 0 21600 21600" draw:type="mso-spt202" draw:enhanced-path="M 0 0 L 21600 0 21600 21600 0 21600 0 0 Z N"/>
          </draw:custom-shape>
          <draw:custom-shape draw:name="Rovnoramenný trojuholník 21_2" draw:style-name="gr10" draw:text-style-name="P2" draw:layer="layout" svg:width="0.397cm" svg:height="0.397cm" svg:x="19.265cm" svg:y="7.98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 draw:name="Skupina 23_2">
          <draw:custom-shape draw:name="Obdĺžnik 9_2" draw:style-name="gr11" draw:text-style-name="P10" draw:layer="layout" svg:width="2.822cm" svg:height="3.692cm" svg:x="8.663cm" svg:y="8.113cm">
            <text:list text:style-name="L1">
              <text:list-header>
                <text:p text:style-name="P6"><text:span text:style-name="T6"/></text:p>
                <text:p text:style-name="P6"><text:span text:style-name="T6"/></text:p>
                <text:p text:style-name="P11"><text:span text:style-name="T6"/></text:p>
                <text:p text:style-name="P11"><text:span text:style-name="T6"/></text:p>
                <text:p text:style-name="P11"><text:span text:style-name="T7">Reg.</text:span></text:p>
                <text:p text:style-name="P11"><text:span text:style-name="T7"><text:s text:c="2"/></text:span><text:span text:style-name="T7">Fil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BlokTextu 10_2" draw:style-name="gr5" draw:text-style-name="P7" draw:layer="layout" svg:width="2.822cm" svg:height="0.877cm" svg:x="8.663cm" svg:y="8.339cm">
            <text:p text:style-name="P6"><text:span text:style-name="T3">A</text:span><text:span text:style-name="T3">1</text:span><text:span text:style-name="T3"> </text:span><text:span text:style-name="T3"><text:s/></text:span><text:span text:style-name="T3"><text:s/></text:span><text:span text:style-name="T3"><text:s/></text:span><text:span text:style-name="T3">R</text:span><text:span text:style-name="T3">D</text:span><text:span text:style-name="T3">1</text:span></text:p>
            <draw:enhanced-geometry svg:viewBox="0 0 21600 21600" draw:type="mso-spt202" draw:enhanced-path="M 0 0 L 21600 0 21600 21600 0 21600 0 0 Z N"/>
          </draw:custom-shape>
          <draw:custom-shape draw:name="BlokTextu 11_2" draw:style-name="gr5" draw:text-style-name="P7" draw:layer="layout" svg:width="2.822cm" svg:height="0.877cm" svg:x="8.663cm" svg:y="9.371cm">
            <text:p text:style-name="P6"><text:span text:style-name="T3">A2 <text:s text:c="3"/>RD2</text:span></text:p>
            <draw:enhanced-geometry svg:viewBox="0 0 21600 21600" draw:type="mso-spt202" draw:enhanced-path="M 0 0 L 21600 0 21600 21600 0 21600 0 0 Z N"/>
          </draw:custom-shape>
          <draw:custom-shape draw:name="BlokTextu 12_2" draw:style-name="gr5" draw:text-style-name="P13" draw:layer="layout" svg:width="1.587cm" svg:height="1.553cm" svg:x="8.663cm" svg:y="10.138cm">
            <text:p text:style-name="P12"><text:span text:style-name="T3">A</text:span><text:span text:style-name="T3">3</text:span></text:p>
            <text:p text:style-name="P12"><text:span text:style-name="T3">W</text:span><text:span text:style-name="T3">D</text:span><text:span text:style-name="T3">3</text:span></text:p>
            <draw:enhanced-geometry svg:viewBox="0 0 21600 21600" draw:type="mso-spt202" draw:enhanced-path="M 0 0 L 21600 0 21600 21600 0 21600 0 0 Z N"/>
          </draw:custom-shape>
          <draw:custom-shape draw:name="BlokTextu 13_2" draw:style-name="gr5" draw:text-style-name="P13" draw:layer="layout" svg:width="1.587cm" svg:height="0.877cm" svg:x="9.404cm" svg:y="7.889cm">
            <text:p text:style-name="P12"><text:span text:style-name="T3">WE3</text:span></text:p>
            <draw:enhanced-geometry svg:viewBox="0 0 21600 21600" draw:type="mso-spt202" draw:enhanced-path="M 0 0 L 21600 0 21600 21600 0 21600 0 0 Z N"/>
          </draw:custom-shape>
          <draw:custom-shape draw:name="Rovnoramenný trojuholník 22_1" draw:style-name="gr10" draw:text-style-name="P2" draw:layer="layout" svg:width="0.352cm" svg:height="0.396cm" svg:x="8.874cm" svg:y="8.113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 draw:name="Skupina 37_0">
          <draw:custom-shape draw:name="Lichobežník 33_0" draw:style-name="gr12" draw:text-style-name="P14" draw:layer="layout" svg:width="1.264cm" svg:height="0.595cm" draw:transform="rotate (-1.5707963267949) translate (14.487cm 9.595cm)">
            <text:p/>
            <draw:enhanced-geometry svg:viewBox="0 0 454821 214314" draw:extrusion-allowed="true" draw:text-areas="39991 18844 414830 214314" draw:glue-points="227411 0 29993 107157 227411 214314 424828 107157 0 214314" draw:type="mso-spt100" draw:enhanced-path="M 0 214314 L 59986 0 394835 0 454821 214314 Z N"/>
          </draw:custom-shape>
          <draw:custom-shape draw:name="BlokTextu 35_0" draw:style-name="gr4" draw:text-style-name="P7" draw:layer="layout" svg:width="0.515cm" svg:height="0.877cm" svg:x="13.894cm" svg:y="9.516cm">
            <text:p text:style-name="P6"><text:span text:style-name="T8">0</text:span></text:p>
            <draw:enhanced-geometry svg:viewBox="0 0 21600 21600" draw:type="mso-spt202" draw:enhanced-path="M 0 0 L 21600 0 21600 21600 0 21600 0 0 Z N"/>
          </draw:custom-shape>
          <draw:custom-shape draw:name="BlokTextu 36" draw:style-name="gr4" draw:text-style-name="P7" draw:layer="layout" svg:width="0.515cm" svg:height="0.877cm" svg:x="13.92cm" svg:y="10.045cm">
            <text:p text:style-name="P6"><text:span text:style-name="T8">1</text:span></text:p>
            <draw:enhanced-geometry svg:viewBox="0 0 21600 21600" draw:type="mso-spt202" draw:enhanced-path="M 0 0 L 21600 0 21600 21600 0 21600 0 0 Z N"/>
          </draw:custom-shape>
        </draw:g>
        <draw:g draw:name="Skupina 38_2">
          <draw:custom-shape draw:name="Lichobežník 39_2" draw:style-name="gr13" draw:text-style-name="P2" draw:layer="layout" svg:width="1.264cm" svg:height="0.595cm" draw:transform="rotate (-1.5707963267949) translate (23.788cm 8.51cm)">
            <text:p/>
            <draw:enhanced-geometry svg:viewBox="0 0 454821 214314" draw:extrusion-allowed="true" draw:text-areas="39991 18844 414830 214314" draw:glue-points="227411 0 29993 107157 227411 214314 424828 107157" draw:type="mso-spt100" draw:enhanced-path="M 0 214314 L 59986 0 394835 0 454821 214314 Z N"/>
          </draw:custom-shape>
          <draw:custom-shape draw:name="BlokTextu 40_2" draw:style-name="gr4" draw:text-style-name="P7" draw:layer="layout" svg:width="0.717cm" svg:height="0.877cm" svg:x="23.094cm" svg:y="8.431cm">
            <text:list text:style-name="L1">
              <text:list-header>
                <text:p text:style-name="P6"><text:span text:style-name="T8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BlokTextu 41_2" draw:style-name="gr4" draw:text-style-name="P7" draw:layer="layout" svg:width="0.717cm" svg:height="0.877cm" svg:x="23.12cm" svg:y="8.96cm">
            <text:list text:style-name="L1">
              <text:list-header>
                <text:p text:style-name="P6"><text:span text:style-name="T8">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Skupina 46_1">
          <draw:custom-shape draw:name="Lichobežník 47_0" draw:style-name="gr13" draw:text-style-name="P10" draw:layer="layout" svg:width="1.264cm" svg:height="0.595cm" draw:transform="rotate (-1.5707963267949) translate (1.443cm 8.391cm)">
            <text:p/>
            <draw:enhanced-geometry svg:viewBox="0 0 454821 214314" draw:extrusion-allowed="true" draw:text-areas="39991 18844 414830 214314" draw:glue-points="227411 0 29993 107157 227411 214314 424828 107157 0 214314" draw:type="mso-spt100" draw:enhanced-path="M 0 214314 L 59986 0 394835 0 454821 214314 Z N"/>
          </draw:custom-shape>
          <draw:custom-shape draw:name="BlokTextu 48_1" draw:style-name="gr4" draw:text-style-name="P7" draw:layer="layout" svg:width="0.515cm" svg:height="0.877cm" svg:x="0.85cm" svg:y="8.312cm">
            <text:p text:style-name="P6"><text:span text:style-name="T8">0</text:span></text:p>
            <draw:enhanced-geometry svg:viewBox="0 0 21600 21600" draw:type="mso-spt202" draw:enhanced-path="M 0 0 L 21600 0 21600 21600 0 21600 0 0 Z N"/>
          </draw:custom-shape>
          <draw:custom-shape draw:name="BlokTextu 49_0" draw:style-name="gr4" draw:text-style-name="P7" draw:layer="layout" svg:width="0.515cm" svg:height="0.877cm" svg:x="0.876cm" svg:y="8.841cm">
            <text:p text:style-name="P6"><text:span text:style-name="T8">1</text:span></text:p>
            <draw:enhanced-geometry svg:viewBox="0 0 21600 21600" draw:type="mso-spt202" draw:enhanced-path="M 0 0 L 21600 0 21600 21600 0 21600 0 0 Z N"/>
          </draw:custom-shape>
        </draw:g>
        <draw:custom-shape draw:name="Voľná forma 52_7" draw:style-name="gr14" draw:text-style-name="P15" draw:layer="layout" svg:width="3.069cm" svg:height="1.611cm" svg:x="8.416cm" svg:y="13.321cm">
          <text:p text:style-name="P11"><text:span text:style-name="T8">Imm</text:span><text:span text:style-name="T8"><text:line-break/></text:span><text:span text:style-name="T8">decode</text:span></text:p>
          <draw:enhanced-geometry svg:viewBox="0 0 1104900 447675" draw:extrusion-allowed="true" draw:text-areas="0 0 1104900 447675" draw:glue-points="9525 447675 1095375 447675 1104900 0 0 219075 9525 447675" draw:type="mso-spt100" draw:enhanced-path="M 9525 447675 L 1095375 447675 1104900 0 0 219075 9525 447675 Z N"/>
        </draw:custom-shape>
        <draw:custom-shape draw:name="Obdĺžnik 53_1" draw:style-name="gr15" draw:text-style-name="P2" draw:layer="layout" svg:width="0.396cm" svg:height="1.19cm" svg:x="2.158cm" svg:y="8.431cm">
          <text:p/>
          <draw:enhanced-geometry svg:viewBox="0 0 21600 21600" draw:type="rectangle" draw:enhanced-path="M 0 0 L 21600 0 21600 21600 0 21600 0 0 Z N"/>
        </draw:custom-shape>
        <draw:custom-shape draw:name="Rovnoramenný trojuholník 54_1" draw:style-name="gr10" draw:text-style-name="P2" draw:layer="layout" svg:width="0.396cm" svg:height="0.396cm" svg:x="2.158cm" svg:y="8.431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name="Rovná spojnica 285" draw:style-name="gr1" draw:text-style-name="P1" draw:layer="layout" svg:x1="7.513cm" svg:y1="9.12cm" svg:x2="7.518cm" svg:y2="5.478cm">
          <text:p/>
        </draw:line>
        <draw:line draw:name="Rovná spojnica 287" draw:style-name="gr2" draw:text-style-name="P1" draw:layer="layout" svg:x1="7.52cm" svg:y1="5.482cm" svg:x2="8.662cm" svg:y2="5.486cm">
          <text:p/>
        </draw:line>
        <draw:line draw:name="Rovná spojnica 290" draw:style-name="gr2" draw:text-style-name="P1" draw:layer="layout" svg:x1="7.515cm" svg:y1="6.695cm" svg:x2="8.662cm" svg:y2="6.699cm">
          <text:p/>
        </draw:line>
        <draw:custom-shape draw:name="BlokTextu 291" draw:style-name="gr4" draw:text-style-name="P4" draw:layer="layout" svg:width="0.959cm" svg:height="0.793cm" svg:x="7.525cm" svg:y="4.838cm">
          <text:list text:style-name="L1">
            <text:list-header>
              <text:p text:style-name="P3"><text:span text:style-name="T5">6</text:span><text:span text:style-name="T5">:</text:span><text:span text:style-name="T5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92" draw:style-name="gr4" draw:text-style-name="P4" draw:layer="layout" svg:width="2.669cm" svg:height="0.793cm" svg:x="4.589cm" svg:y="6.268cm">
          <text:list text:style-name="L1">
            <text:list-header>
              <text:p text:style-name="P3"><text:span text:style-name="T5">31:25, 14:1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Zaoblený obdĺžnik 132" draw:style-name="gr16" draw:text-style-name="P10" draw:layer="layout" svg:width="2.205cm" svg:height="4.639cm" svg:x="8.644cm" svg:y="2.893cm">
          <text:p text:style-name="P6"><text:span text:style-name="T7">C</text:span><text:span text:style-name="T7">o</text:span><text:span text:style-name="T7">n</text:span><text:span text:style-name="T7">t</text:span><text:span text:style-name="T7">r</text:span><text:span text:style-name="T7">o</text:span><text:span text:style-name="T7">l</text:span><text:span text:style-name="T7"> </text:span><text:span text:style-name="T7">U</text:span><text:span text:style-name="T7">n</text:span><text:span text:style-name="T7">i</text:span><text:span text:style-name="T7">t</text:span></text:p>
          <text:p text:style-name="P6"><text:span text:style-name="T7"/></text:p>
          <text:p text:style-name="P6"><text:span text:style-name="T6">O</text:span><text:span text:style-name="T6">p</text:span><text:span text:style-name="T6">c</text:span><text:span text:style-name="T6">o</text:span><text:span text:style-name="T6">d</text:span><text:span text:style-name="T6">e</text:span></text:p>
          <text:p text:style-name="P6"><text:span text:style-name="T7"/></text:p>
          <text:p text:style-name="P12"><text:span text:style-name="T6">F</text:span><text:span text:style-name="T6">u</text:span><text:span text:style-name="T6">n</text:span><text:span text:style-name="T6">c</text:span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Rovná spojnica 157_1" draw:style-name="gr1" draw:text-style-name="P1" draw:layer="layout" svg:x1="3.991cm" svg:y1="14.055cm" svg:x2="2.853cm" svg:y2="14.055cm">
          <text:p/>
        </draw:line>
        <draw:custom-shape draw:name="BlokTextu 249_5" draw:style-name="gr4" draw:text-style-name="P4" draw:layer="layout" svg:width="2.229cm" svg:height="0.877cm" svg:x="11.546cm" svg:y="13.431cm">
          <text:list text:style-name="L1">
            <text:list-header>
              <text:p text:style-name="P3"><text:span text:style-name="T1">SignImm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7" draw:text-style-name="P16" draw:layer="layout" svg:width="0.156cm" svg:height="0.149cm" svg:x="2.774cm" svg:y="13.9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6" draw:layer="layout" svg:width="0.235cm" svg:height="0.235cm" svg:x="2.741cm" svg:y="13.9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7" draw:text-style-name="P16" draw:layer="layout" svg:width="0.156cm" svg:height="0.149cm" svg:x="18.477cm" svg:y="9.4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6" draw:layer="layout" svg:width="0.235cm" svg:height="0.235cm" svg:x="18.444cm" svg:y="9.3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7" draw:text-style-name="P16" draw:layer="layout" svg:width="0.156cm" svg:height="0.149cm" svg:x="13.663cm" svg:y="14.0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6" draw:layer="layout" svg:width="0.235cm" svg:height="0.235cm" svg:x="13.63cm" svg:y="14.0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7" draw:text-style-name="P16" draw:layer="layout" svg:width="0.156cm" svg:height="0.149cm" svg:x="13.363cm" svg:y="9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6" draw:layer="layout" svg:width="0.235cm" svg:height="0.235cm" svg:x="13.33cm" svg:y="9.8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7" draw:text-style-name="P16" draw:layer="layout" svg:width="0.156cm" svg:height="0.149cm" svg:x="2.774cm" svg:y="8.9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6" draw:layer="layout" svg:width="0.235cm" svg:height="0.235cm" svg:x="2.741cm" svg:y="8.9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olygon draw:style-name="gr6" draw:text-style-name="P5" draw:layer="layout" svg:width="1.031cm" svg:height="2.187cm" svg:x="15.476cm" svg:y="8.43cm" svg:viewBox="0 0 1032 2188" draw:points="0,0 0,860 390,1094 0,1328 0,2188 1032,1719 1032,469">
          <draw:glue-point draw:id="4" svg:x="5cm" svg:y="0cm"/>
          <draw:glue-point draw:id="5" svg:x="-5cm" svg:y="3.212cm"/>
          <draw:glue-point draw:id="6" svg:x="-5cm" svg:y="-3.212cm"/>
          <text:p/>
        </draw:polygon>
        <draw:custom-shape draw:name="BlokTextu 271_1" draw:style-name="gr4" draw:text-style-name="P4" draw:layer="layout" svg:width="1.162cm" svg:height="0.793cm" svg:x="15.44cm" svg:y="8.629cm">
          <text:list text:style-name="L1">
            <text:list-header>
              <text:p text:style-name="P3"><text:span text:style-name="T4">AL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Elipsa 165" draw:style-name="gr18" draw:text-style-name="P17" draw:layer="layout" svg:width="10.16cm" svg:height="5.504cm" svg:x="7.465cm" svg:y="2.4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9" draw:layer="layout" svg:width="13.968cm" svg:height="10.476cm" svg:x="3.81cm" svg:y="2.123cm" draw:page-number="1" presentation:class="page"/>
          <draw:frame presentation:style-name="pr1" draw:text-style-name="P18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APO_20_2" draw:display-name="Gradient APO 2" draw:style="axial" draw:start-color="#99ccff" draw:end-color="#83afdb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25cm" svg:stroke-color="#000000" draw:marker-start-width="0.356cm" draw:marker-start-center="false" draw:marker-end-width="0.356cm" draw:marker-end-center="false" draw:fill="none" draw:fill-color="#99ccff" draw:fill-gradient-name="Gradient_20_11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2" draw:fill="none" draw:fill-gradient-name="Gradient_20_10" draw:fill-hatch-name="Hatch_20_1" draw:fill-image-name="Bitmape_20_1"/>
      <style:text-properties fo:font-size="32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draw:stroke-dash="Dashed_20__28_var_29__20_2" svg:stroke-width="0.05cm" draw:fill-color="#ffcc99" draw:fill-gradient-name="Gradient_20_10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2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heading_20_4" style:display-name="heading 4" style:family="graphic">
      <style:paragraph-properties fo:margin-top="0.746cm" fo:margin-bottom="0.374cm" style:text-autospace="none"/>
      <style:text-properties style:font-name="Times New Roman" fo:font-family="'Times New Roman'" style:font-family-generic="roman" style:font-pitch="variable" fo:font-size="12pt" fo:language="en" fo:country="US" fo:font-weight="bold" style:language-asian="en" style:country-asian="US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Heading" style:display-name="Table Heading" style:family="graphic">
      <style:paragraph-properties fo:text-align="center" style:text-autospace="none"/>
      <style:text-properties fo:font-size="12pt" fo:language="en" fo:country="US" fo:font-weight="bold" style:language-asian="en" style:country-asian="US" style:font-size-complex="12pt" style:font-weight-complex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203cm"/>
      <style:text-properties fo:font-size="22pt" style:font-size-asian="28pt" style:font-size-complex="28pt"/>
    </style:style>
    <style:style style:name="Default-outline3" style:family="presentation" style:parent-style-name="Default-outline2">
      <style:paragraph-properties fo:margin-top="0cm" fo:margin-bottom="0.20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gradient" draw:fill-gradient-name="Gradient_20_APO_20_2" draw:fill-image-width="0cm" draw:fill-image-height="0cm" draw:textarea-vertical-align="middle" fo:padding-top="0.127cm" fo:padding-bottom="0.127cm" fo:padding-left="0.254cm" fo:padding-right="0.254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O-english-odp-background" style:family="presentation">
      <style:graphic-properties draw:stroke="none" draw:fill="none"/>
      <style:text-properties style:letter-kerning="true"/>
    </style:style>
    <style:style style:name="APO-english-odp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PO-english-odp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PO-english-odp-outline1" style:family="presentation">
      <style:graphic-properties draw:stroke="none" draw:fill="none" draw:auto-grow-height="false" draw:fit-to-size="shrink-to-fit" style:shrink-to-fit="true">
        <text:list-style style:name="APO-english-od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O-english-odp-outline2" style:family="presentation" style:parent-style-name="APO-english-odp-outline1">
      <style:paragraph-properties fo:margin-left="0cm" fo:margin-right="0cm" fo:margin-top="0cm" fo:margin-bottom="0.203cm" fo:text-indent="0cm"/>
      <style:text-properties fo:font-size="22pt" style:font-size-asian="28pt" style:font-size-complex="28pt"/>
    </style:style>
    <style:style style:name="APO-english-odp-outline3" style:family="presentation" style:parent-style-name="APO-english-odp-outline2">
      <style:paragraph-properties fo:margin-left="0cm" fo:margin-right="0cm" fo:margin-top="0cm" fo:margin-bottom="0.203cm" fo:text-indent="0cm"/>
      <style:text-properties fo:font-size="24pt" style:font-size-asian="24pt" style:font-size-complex="24pt"/>
    </style:style>
    <style:style style:name="APO-english-odp-outline4" style:family="presentation" style:parent-style-name="APO-english-odp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PO-english-odp-outline5" style:family="presentation" style:parent-style-name="APO-english-odp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6" style:family="presentation" style:parent-style-name="APO-english-odp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7" style:family="presentation" style:parent-style-name="APO-english-odp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8" style:family="presentation" style:parent-style-name="APO-english-odp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9" style:family="presentation" style:parent-style-name="APO-english-odp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subtitle" style:family="presentation">
      <style:graphic-properties draw:stroke="none" draw:fill="none" draw:textarea-vertical-align="middle">
        <text:list-style style:name="APO-english-odp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O-english-odp-title" style:family="presentation">
      <style:graphic-properties draw:stroke="none" draw:fill="gradient" draw:fill-gradient-name="Gradient_20_APO_20_2" draw:fill-image-width="0cm" draw:fill-image-height="0cm" draw:textarea-vertical-align="middle" fo:padding-top="0.127cm" fo:padding-bottom="0.127cm" fo:padding-left="0.254cm" fo:padding-right="0.254cm">
        <text:list-style style:name="APO-english-odp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APO-english-odp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APO-english-odp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4.004cm" svg:height="1.702cm" svg:x="0.698cm" svg:y="0.838cm" presentation:class="title" presentation:placeholder="true">
        <draw:text-box/>
      </draw:frame>
      <draw:frame presentation:style-name="Default-outline1" draw:layer="backgroundobjects" svg:width="22.859cm" svg:height="11.049cm" svg:x="1.271cm" svg:y="2.921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APO-english-odp" style:page-layout-name="PM1" draw:style-name="Mdp1">
      <draw:frame presentation:style-name="APO-english-odp-title" draw:layer="backgroundobjects" svg:width="24.004cm" svg:height="1.702cm" svg:x="0.698cm" svg:y="0.838cm" presentation:class="title" presentation:placeholder="true">
        <draw:text-box/>
      </draw:frame>
      <draw:frame presentation:style-name="APO-english-odp-outline1" draw:layer="backgroundobjects" svg:width="22.859cm" svg:height="11.049cm" svg:x="1.271cm" svg:y="2.921cm" presentation:class="outline" presentation:placeholder="true">
        <draw:text-box/>
      </draw:frame>
      <presentation:notes style:page-layout-name="PM0">
        <draw:page-thumbnail presentation:style-name="APO-english-odp-title" draw:layer="backgroundobjects" svg:width="13.968cm" svg:height="10.476cm" svg:x="3.81cm" svg:y="2.122cm" presentation:class="page"/>
        <draw:frame presentation:style-name="APO-english-odp-notes" draw:layer="backgroundobjects" svg:width="17.271cm" svg:height="12.572cm" svg:x="2.159cm" svg:y="13.27cm" presentation:class="notes" presentation:placeholder="true">
          <draw:text-box/>
        </draw:frame>
        <draw:frame presentation:style-name="Mpr3" draw:text-style-name="MP2" draw:layer="backgroundobjects" svg:width="9.37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7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7cm" svg:height="1.396cm" svg:x="0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7cm" svg:height="1.396cm" svg:x="12.219cm" svg:y="26.542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03-29T18:02:47</meta:creation-date>
    <meta:editing-duration>P2DT11H33M27S</meta:editing-duration>
    <meta:editing-cycles>281</meta:editing-cycles>
    <meta:generator>LibreOffice/6.4.7.2$Linux_X86_64 LibreOffice_project/40$Build-2</meta:generator>
    <dc:date>2022-12-15T16:25:07.839507591</dc:date>
    <dc:description>https://cw.fel.cvut.cz/wiki/courses/b35apo/start</dc:description>
    <dc:subject>B35APO - Computer Architectures</dc:subject>
    <dc:title>Central Processing Unit (CPU)</dc:title>
    <meta:document-statistic meta:object-count="173"/>
  </office:meta>
</office:document-meta>
</file>